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86cm"/>
    </style:style>
    <style:style style:name="pr5" style:family="presentation" style:parent-style-name="Default-subtitle">
      <style:graphic-properties draw:fill-color="#ffffff" draw:auto-grow-height="true" fo:min-height="6.77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7.259cm"/>
    </style:style>
    <style:style style:name="pr10" style:family="presentation" style:parent-style-name="Default-title">
      <style:graphic-properties draw:auto-grow-height="true" fo:min-height="7.571cm"/>
    </style:style>
    <style:style style:name="pr11" style:family="presentation" style:parent-style-name="Default-notes">
      <style:graphic-properties draw:fill-color="#ffffff" draw:auto-grow-height="true" fo:min-height="13.38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CA 2018, Sydn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fession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… </text:span><text:span text:style-name="T2">of a kernel maintainer in recove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my personal story</text:p>
              <text:p/>
              <text:p>started out with kernel maintainers as my heros</text:p>
              <text:p/>
              <text:p>and then learned a lot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2" draw:text-style-name="P2" draw:layer="layout" svg:width="25.199cm" svg:height="4.259cm" svg:x="1.405cm" svg:y="8.741cm" presentation:class="subtitle" presentation:user-transformed="true">
          <draw:text-box>
            <text:p><text:span text:style-name="T2">Just the surfac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inux kernel encodes it's heated debate culture in the CodeOfConflict</text:p>
              <text:p/>
              <text:p><text:span text:style-name="T4">just the symptom</text:span>, not the real problem (or only for a few maintainers)</text:p>
              <text:p/>
              <text:p>this is what kernel maintainers mean when they say <text:span text:style-name="T4">„it has gotten much better“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Power</text:span></text:p>
            <text:p><text:span text:style-name="T2">+</text:span></text:p>
            <text:p><text:span text:style-name="T2">Controlling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interlude about how violence isn't really needed for abuse, it's all about control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„</text:span><text:span text:style-name="T2">Why does he do that?</text:span></text:p>
            <text:p><text:span text:style-name="T2">Inside the Minds of Angry and Controlling Men“</text:span></text:p>
            <text:p><text:span text:style-name="T2">by Lundy Bancro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about abusive in personal relationships</text:p>
              <text:p/>
              <text:p>extracts patterns and archetypes of abusers which translate really well to other settings like the kernel community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„</text:span><text:span text:style-name="T1">only technical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4">one-way emotions</text:span>, especially Linus (classic controlling behaviour): contributors only technical, maintainers can throw around all their emotions, demand understanding with their workload, ...</text:p>
              <text:p/>
              <text:p><text:span text:style-name="T4">no (safe) space</text:span> for community topics</text:p>
              <text:p/>
              <text:p><text:span text:style-name="T4">negative</text:span> space for real <text:span text:style-name="T4">leadership</text:span></text:p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gain <text:span text:style-name="T4">no safe discussion spaces</text:span></text:p>
              <text:p/>
              <text:p><text:span text:style-name="T4">high stakes</text:span>, better to cover up than fix for real</text:p>
              <text:p/>
              <text:p>local <text:span text:style-name="T4">toxic people</text:span> everywhere, unchallenged</text:p>
              <text:p/>
              <text:p><text:span text:style-name="T4">personality cult</text:span> also reinforces power, so this goes both ways on the abuse ladder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4">lack of good docs</text:span> („I don't need this stuff“ - well it's not for established contributors!), both code&amp;process</text:p>
              <text:p/>
              <text:p>bad docs for <text:span text:style-name="T4">„unwritten rules“</text:span> which everyone supposedly knows, resulting in lots of unknowns about what's expected</text:p>
              <text:p/>
              <text:p>lack of proper <text:span text:style-name="T4">automation/tests</text:span></text:p>
              <text:p/>
              <text:p><text:span text:style-name="T4">review</text:span> is a power establishing gauntlet</text:p>
              <text:p/>
              <text:p><text:span text:style-name="T4">group maintainership is a fringe thing</text:span>: 25% at subsystem level, 15% for real (arm-soc only at the top group maintained, drm only some subtrees), 5% actual teams with CI and everything</text:p>
              <text:p/>
              <text:p><text:span text:style-name="T4">„</text:span><text:span text:style-name="T4">powerless“</text:span> maintainer as<text:span text:style-name="T5"> smoke screen, </text:span><text:span text:style-name="T4">„overworked“ </text:span><text:span text:style-name="T5">as excuse for </text:span><text:span text:style-name="T4">microagression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Interactive Documentation</text:span></text:p>
          </draw:text-box>
        </draw:frame>
        <draw:frame presentation:style-name="pr5" draw:text-style-name="P2" draw:layer="layout" svg:width="25.199cm" svg:height="6.775cm" svg:x="1.4cm" svg:y="8.225cm" presentation:class="subtitle" presentation:user-transformed="true">
          <draw:text-box>
            <text:p><text:span text:style-name="T2">„</text:span><text:span text:style-name="T2">Life is better with Rust's community automation“</text:span></text:p>
            <text:p><text:span text:style-name="T2">by Emily Dunham</text:span></text:p>
            <text:p><text:span text:style-name="T2"/></text:p>
            <text:p><text:span text:style-name="T2">„</text:span><text:span text:style-name="T2">Have It Your Way: Maximizing Drive-Thru Contributions“ by VM Bras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nk whether your community is safe against all these failure modes, fix accordingly</text:p>
              <text:p/>
              <text:p>really good ideas from Rust-land, see slid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first attempt at improving: look at maintainers who already stood up for e.g. outreachy and CoC, as possible allies</text:p>
              <text:p/>
              <text:p>but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„</text:span><text:span text:style-name="T1">nice“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but</text:p>
              <text:p/>
              <text:p>watch heated dicussions with them → not even listening to other viewpoints the consider invalid, so „nice maintainers“ similarly abusive about their power, just a lot nicer about it</text:p>
              <text:p/>
              <text:p>makes it really <text:span text:style-name="T4">risky to find allies</text:span> at kernel conferences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Allies, 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ho else is there and not an ally?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example kernel panel with 4 people</text:p>
              <text:p/>
              <text:p>3 apologists (plus me)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ost contribu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ud and silent ones</text:p>
              <text:p/>
              <text:p>(not going to name/expose anyone ofc)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6">not 100% quitters, often no longer maintainers</text:span></text:p>
              <text:p><text:span text:style-name="T6"/></text:p>
              <text:p><text:span text:style-name="T6">learned what it means to lead teams the hard way</text:span></text:p>
              <text:p><text:span text:style-name="T6"/></text:p>
              <text:p><text:span text:style-name="T6">not really me, just hit the limit of what can be changed from within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fx subsystem improved a lot:</text:p>
              <text:p/>
              <text:list text:style-name="L3">
                <text:list-item>
                  <text:p><text:span text:style-name="T4">commit rights</text:span>, much less powers for maintainers</text:p>
                </text:list-item>
                <text:list-item>
                  <text:p><text:span text:style-name="T4">CI</text:span>, <text:span text:style-name="T4">scripts</text:span>: automate as much as feasible</text:p>
                </text:list-item>
                <text:list-item>
                  <text:p>implemented rst-based new <text:span text:style-name="T4">documentation</text:span> system</text:p>
                </text:list-item>
                <text:list-item>
                  <text:p>pushing for good docs everywhere (code, process, ...)</text:p>
                </text:list-item>
                <text:list-item>
                  <text:p>real <text:span text:style-name="T4">code of conduct</text:span>, enforced</text:p>
                </text:list-item>
              </text:list>
              <text:p/>
              <text:p>but no one willing to fight the kernel community at large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ere contribu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6">contribute and get out again</text:span></text:p>
              <text:p><text:span text:style-name="T6"/></text:p>
              <text:p><text:span text:style-name="T6">or </text:span><text:span text:style-name="T7">vendor kernel/fork</text:span><text:span text:style-name="T6"> from the start, never contributing back to upstream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llies, Mayb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sandwiched maintain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ts of unhappy maintainers in-between</text:p>
              <text:p/>
              <text:p>but all unwilling to actually change for various reason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7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LS <text:span text:style-name="T8">@vmbrasseur </text:span>@jonobacon at OSCON, LCA, ...<text:span text:style-name="T8"> </text:span></text:p>
              </text:list-item>
              <text:list-item>
                <text:p><text:span text:style-name="T8">maintainerati @jessfraz</text:span></text:p>
              </text:list-item>
              <text:list-item>
                <text:p><text:span text:style-name="T8">community tracks in general</text:span></text:p>
              </text:list-item>
              <text:list-item>
                <text:p><text:span text:style-name="T8">change management, e.g. John Ko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>
            <draw:text-box>
              <text:p><text:span text:style-name="T6">interlude about learning how to run a community properly</text:span></text:p>
              <text:p><text:span text:style-name="T6"/></text:p>
              <text:p><text:span text:style-name="T6">to make this less depressing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Status Qu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pplause when a maintainer gets dragged off stage because he didn't make it to the last round (boxing as spectator sport)</text:p>
              <text:p/>
              <text:p><text:span text:style-name="T4">„</text:span><text:span text:style-name="T4">abusive performance arts“</text:span>, spicy quotes passed around in the press</text:p>
              <text:p/>
              <text:p>not an exclusive problem to the kernel community, really hard to fix</text:p>
              <text:p/>
              <text:p><text:span text:style-name="T4">personality cult</text:span> as power reinforcement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nwilling to share power/give away control out of fear of the next beat up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paid because they are the bottleneck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ame, just much more extreme:</text:p>
              <text:p/>
              <text:p>LF haggling Linus Torvalds Q&amp;A around at every event, <text:span text:style-name="T4">„access to kernel maintainers“</text:span> as their product</text:p>
              <text:p/>
              <text:p>LF founded to give Linus Torvalds (and others) a <text:span text:style-name="T4">neutral employer</text:span></text:p>
              <text:p/>
              <text:p>hence LF also depends upon the current organization staying as is</text:p>
              <text:p/>
              <text:p>and ofc Linus would need to look for a new job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Governanc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conflicts of interests will hap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nother interlude ...</text:p>
              <text:p/>
              <text:p>mostly an issue for large communities, but so much easier to fix when still small</text:p>
              <text:p/>
              <text:p><text:span text:style-name="T4">separate governance/foundation from business</text:span>, the governance foundation should not hire/fund developers</text:p>
              <text:p/>
              <text:p>make sure you <text:span text:style-name="T4">don't restrict voting rights</text:span> to e.g. founders, or only big companies</text:p>
              <text:p/>
              <text:p>foundation/community <text:span text:style-name="T4">goals will drift</text:span>, make sure they will get realigned through your voting/governance structure</text:p>
              <text:p/>
              <text:p>both LF and X.org Foundation as examples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us Quo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 text:style-name="P6"><text:span text:style-name="T2">maintainers bene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(mostly) abuse doesn't happen because people are sadistic, but because there's real benefits and incentives</text:p>
              <text:p text:style-name="P7"/>
              <text:p text:style-name="P7">abusers aren't born, they're made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Quo vadi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tributors</text:span></text:p>
          </draw:text-box>
        </draw:frame>
        <draw:frame presentation:style-name="pr9" draw:text-style-name="P2" draw:layer="layout" svg:width="25.199cm" svg:height="7.259cm" svg:x="1.4cm" svg:y="8.741cm" presentation:class="subtitle" presentation:user-transformed="true">
          <draw:text-box>
            <text:p><text:span text:style-name="T2">do not get stuck</text:span></text:p>
            <text:p><text:span text:style-name="T2"/></text:p>
            <text:p><text:span text:style-name="T2">DO. NOT. GET. STU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kernel contributing is a great <text:span text:style-name="T4">career boost</text:span>, I don't want to deny that to anyone</text:p>
              <text:p/>
              <text:p>but be clear on what you get yourself into</text:p>
              <text:p/>
              <text:p>do not join if you're inclined to fix communities</text:p>
              <text:p/>
              <text:p>maybe join if you want to test something, you can't make it worse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2" draw:layer="layout" svg:width="25.199cm" svg:height="7.259cm" svg:x="1.4cm" svg:y="8.741cm" presentation:class="subtitle" presentation:user-transformed="true">
          <draw:text-box>
            <text:p><text:span text:style-name="T2">share power, drop privileges</text:span></text:p>
            <text:p><text:span text:style-name="T2">document&amp;automate</text:span></text:p>
            <text:p><text:span text:style-name="T2">care about the peo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more specific <text:span text:style-name="T4">plea towards maintainers</text:span> to break the established abuse vectors in the kernel community</text:p>
              <text:p/>
              <text:p><text:span text:style-name="T4">best done silently</text:span>, and if caught, blame it all on dri-devel</text:p>
              <text:p/>
              <text:p>pls try to avoid a French revolution</text:p>
              <text:p/>
              <text:p>aka my talk <text:span text:style-name="T4">title isn't a call to action</text:span>, but an unfortunate prediction</text:p>
              <text:p/>
              <text:p>personally reached the limit of what's possible from within, as a maintainer (in graphics)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2" draw:layer="layout" svg:width="25.199cm" svg:height="7.259cm" svg:x="1.4cm" svg:y="8.741cm" presentation:class="subtitle" presentation:user-transformed="true">
          <draw:text-box>
            <text:p><text:span text:style-name="T2">„</text:span><text:span text:style-name="T2">Maintainers Don't Scale“, LCA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hameless self-plug of my talk from last year</text:p>
              <text:p/>
              <text:p>concrete reasons and actions we've taken in graphics to fix all this</text:p>
              <text:p/>
              <text:p>take as an example and adapt to your own subsystem/project</text:p>
              <text:p/>
              <text:p>Goal: Make <text:span text:style-name="T4">yourself replacable</text:span> and mostly irrelevant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4" draw:layer="layout" svg:width="25.199cm" svg:height="7.571cm" svg:x="1.401cm" svg:y="5.924cm" presentation:class="title" presentation:user-transformed="true">
          <draw:text-box>
            <text:p><text:span text:style-name="T3">Be a Steward</text:span><text:span text:style-name="T3"><text:line-break/></text:span><text:span text:style-name="T3">Not a L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rapping up with the conclusion from my lca2017 talk</text:p>
              <text:p/>
              <text:p>thank people for letting me share my story and for listening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e a Steward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echnical excellenc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backup slide for the inevitable question</text:p>
              <text:p/>
              <text:p>open source is about changing the world</text:p>
              <text:p/>
              <text:p>at least you need bug reporters and users for relevance</text:p>
              <text:p/>
              <text:p>at least some collaborators, for review</text:p>
              <text:p/>
              <text:p>even if you're a unicorn, you need collaborators because one-person projects aren't all that relevant</text:p>
              <text:p/>
              <text:p>→ technical excellence requires to put people first</text:p>
              <text:p/>
              <text:p>Linux is failing, e.g. regression handling isn't working, instead power plays, abuse and backstabbing politics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he sucess! And still grow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some good things:</text:p>
              <text:p/>
              <text:p><text:span text:style-name="T4">distributed development</text:span>, no central repo</text:p>
              <text:p/>
              <text:p><text:span text:style-name="T4">no regressions</text:span> (actually caring about users)</text:p>
              <text:p/>
              <text:p>but</text:p>
              <text:p/>
              <text:p>the world <text:span text:style-name="T4">needed an open source OS</text:span><text:span text:style-name="T5">,</text:span> and BSD was struggling with fragmentation and lawsuits too much</text:p>
              <text:p/>
              <text:p>hence</text:p>
              <text:p/>
              <text:p>Linux didn't win because of the abusive management style, but despite</text:p>
              <text:p/>
              <text:p>nowadays lots of <text:span text:style-name="T4">vendors semi-abandon upstream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How to fix th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first step to fixing a problem is admitting there is one</text:p>
              <text:p/>
              <text:p>fire Linus Torvalds</text:p>
              <text:p/>
              <text:p><text:span text:style-name="T4">walking away</text:span> is the only way to stop abuse</text:p>
              <text:p/>
              <text:p>able and willing to fire Linus</text:p>
              <text:p/>
              <text:p>in the end probably not required: Linus doesn't have an anger management issue, viz <text:span text:style-name="T4">Meltdown/KPTI</text:span></text:p>
              <text:p><text:span text:style-name="T4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4DT16H14M9S</meta:editing-duration>
    <meta:editing-cycles>93</meta:editing-cycles>
    <meta:generator>LibreOffice/5.4.3.2$Linux_X86_64 LibreOffice_project/40m0$Build-2</meta:generator>
    <dc:date>2018-01-09T22:27:07.417744527</dc:date>
    <meta:document-statistic meta:object-count="150"/>
  </office:meta>
</office:document-meta>
</file>